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fo:wrap-option="wrap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wrap-option="wrap" fo:border-left="0.74pt solid #000000" fo:border-right="0.74pt solid #000000" fo:border-top="non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0.74pt solid #000000"/>
      <style:paragraph-properties fo:text-align="start" fo:margin-left="0.4165in"/>
    </style:style>
    <style:style style:name="ce18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none" fo:border-top="none"/>
      <style:paragraph-properties fo:text-align="start" fo:margin-left="0.4165in"/>
    </style:style>
    <style:style style:name="ce19" style:family="table-cell" style:parent-style-name="Default" style:data-style-name="N11"/>
    <style:style style:name="ce20" style:family="table-cell" style:parent-style-name="Default">
      <style:table-cell-properties fo:border-bottom="none" fo:background-color="#ffa6a6" style:text-align-source="fix" style:repeat-content="false" fo:border-left="none" fo:border-right="0.74pt solid #000000" fo:border-top="0.74pt solid #000000"/>
      <style:paragraph-properties fo:text-align="start" fo:margin-left="0.4165in"/>
    </style:style>
    <style:style style:name="ce21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none"/>
      <style:paragraph-properties fo:text-align="start" fo:margin-left="0.4165in"/>
    </style:style>
    <style:style style:name="gr1" style:family="graphic" style:parent-style-name="Default">
      <style:graphic-properties draw:textarea-horizontal-align="justify" draw:textarea-vertical-align="middle" draw:auto-grow-height="false" fo:min-height="1.1713in" fo:min-width="2.1461in" loext:decorative="false"/>
      <style:paragraph-properties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0787in" fo:min-width="2.1248in" loext:decorative="false"/>
      <style:paragraph-properties fo:text-align="center"/>
    </style:style>
    <style:style style:name="gr3" style:family="graphic" style:parent-style-name="Default">
      <style:graphic-properties draw:textarea-horizontal-align="justify" draw:textarea-vertical-align="middle" draw:auto-grow-height="false" fo:min-height="0.0575in" fo:min-width="1.7929in" loext:decorative="false"/>
      <style:paragraph-properties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0.0528in" fo:min-width="1.1102in" loext:decorative="false"/>
      <style:paragraph-properties fo:text-align="center"/>
    </style:style>
    <style:style style:name="gr5" style:family="graphic" style:parent-style-name="Default">
      <style:graphic-properties draw:textarea-horizontal-align="justify" draw:textarea-vertical-align="middle" draw:auto-grow-height="false" fo:min-height="0.063in" fo:min-width="0.7969in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b last class" table:style-name="ta1">
        <table:shapes>
          <draw:custom-shape draw:z-index="0" draw:name="Shape 1" draw:style-name="gr1" draw:text-style-name="P1" svg:width="2.1461in" svg:height="1.1713in" svg:x="4.4012in" svg:y="1.7256in">
            <text:p/>
            <draw:enhanced-geometry svg:viewBox="0 0 21600 21600" draw:type="rectangle" draw:enhanced-path="M 0 0 L 21600 0 21600 21600 0 21600 0 0 Z N"/>
          </draw:custom-shape>
          <draw:custom-shape draw:z-index="1" draw:name="Shape 2" draw:style-name="gr2" draw:text-style-name="P1" svg:width="2.4283in" svg:height="0.1567in" svg:x="1.9728in" svg:y="1.7256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name="Shape 6" draw:style-name="gr3" draw:text-style-name="P1" svg:width="2.0488in" svg:height="0.115in" svg:x="1.5283in" svg:y="5.8878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1</text:p>
          </table:table-cell>
          <table:table-cell table:formula="of:=110+273.15" office:value-type="float" office:value="383.15" calcext:value-type="float">
            <text:p>383.15</text:p>
          </table:table-cell>
          <table:table-cell/>
          <table:table-cell office:value-type="string" calcext:value-type="string">
            <text:p>m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2</text:p>
          </table:table-cell>
          <table:table-cell table:formula="of:=50+273.15" office:value-type="float" office:value="323.15" calcext:value-type="float">
            <text:p>323.15</text:p>
          </table:table-cell>
          <table:table-cell/>
          <table:table-cell office:value-type="string" calcext:value-type="string">
            <text:p>m2 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t s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_stream</text:p>
          </table:table-cell>
          <table:table-cell table:style-name="ce3" table:formula="of:=([.E3]*[.H3]+[.H4]*[.E4])/([.H3]+[.H4])" office:value-type="float" office:value="366.007142857143" calcext:value-type="float">
            <text:p>366.01</text:p>
          </table:table-cell>
          <table:table-cell/>
          <table:table-cell office:value-type="string" calcext:value-type="string">
            <text:p>m_stream</text:p>
          </table:table-cell>
          <table:table-cell table:formula="of:=[.H4]+[.H3]"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table:formula="of:=[.E7]-273.15" office:value-type="float" office:value="92.8571428571429" calcext:value-type="float">
            <text:p>92.8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table:number-columns-repeated="5"/>
          <table:table-cell>
            <draw:custom-shape draw:z-index="3" draw:name="Shape 4" draw:style-name="gr2" draw:text-style-name="P1" svg:width="2.4283in" svg:height="0.1567in" svg:x="0.3256in" svg:y="0.0209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 office:value-type="string" calcext:value-type="string">
            <text:p>y1 (mass flow rate)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>
            <draw:custom-shape draw:z-index="2" draw:name="Shape 3" draw:style-name="gr2" draw:text-style-name="P1" svg:width="2.4283in" svg:height="0.1567in" svg:x="0.2059in" svg:y="0.0307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4"/>
          <table:table-cell>
            <draw:custom-shape draw:z-index="4" draw:name="Shape 5" draw:style-name="gr2" draw:text-style-name="P1" svg:width="2.4283in" svg:height="0.1567in" svg:x="0.3362in" svg:y="0.1039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table:number-columns-repeated="8"/>
          <table:table-cell office:value-type="string" calcext:value-type="string">
            <text:p>y2( temp of stream)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o the output variab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y1</text:p>
          </table:table-cell>
          <table:table-cell office:value-type="string" calcext:value-type="string">
            <text:p>m1+m2</text:p>
          </table:table-cell>
          <table:table-cell office:value-type="string" calcext:value-type="string">
            <text:p>f(m1,m2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2</text:p>
          </table:table-cell>
          <table:table-cell office:value-type="string" calcext:value-type="string">
            <text:p>T_stream</text:p>
          </table:table-cell>
          <table:table-cell office:value-type="string" calcext:value-type="string">
            <text:p>f(m1,m2,T1,T2)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f m1/m2 change there WILL be a change in both y1 and y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 T1/T2 change there WILL be a change in y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is will happen without a controller, 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ssume now, there is a controll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etween m2 and y2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1" table:number-rows-spanned="5">
            <text:p>Gc</text:p>
          </table:table-cell>
          <table:table-cell/>
          <table:table-cell table:style-name="ce4" office:value-type="string" calcext:value-type="string" table:number-columns-spanned="1" table:number-rows-spanned="5">
            <text:p>Valve</text:p>
          </table:table-cell>
          <table:table-cell/>
          <table:table-cell table:style-name="ce4" office:value-type="string" calcext:value-type="string" table:number-columns-spanned="1" table:number-rows-spanned="5">
            <text:p>Mixer G(s)</text:p>
          </table:table-cell>
          <table:table-cell table:number-columns-repeated="2"/>
        </table:table-row>
        <table:table-row table:style-name="ro1">
          <table:table-cell table:number-columns-repeated="4"/>
          <table:covered-table-cell table:style-name="ce5"/>
          <table:table-cell/>
          <table:covered-table-cell table:style-name="ce5"/>
          <table:table-cell/>
          <table:covered-table-cell table:style-name="ce5"/>
          <table:table-cell>
            <draw:custom-shape draw:z-index="7" draw:name="Shape 9" draw:style-name="gr4" draw:text-style-name="P1" svg:width="1.2685in" svg:height="0.1047in" svg:x="0in" svg:y="0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</table:table-row>
        <table:table-row table:style-name="ro1">
          <table:table-cell table:number-columns-repeated="4"/>
          <table:covered-table-cell table:style-name="ce5">
            <draw:custom-shape draw:z-index="9" draw:name="Shape 7" draw:style-name="gr5" draw:text-style-name="P1" svg:width="0.9106in" svg:height="0.1256in" svg:x="0.8673in" svg:y="0.0311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table-cell/>
          <table:covered-table-cell table:style-name="ce5">
            <draw:custom-shape draw:z-index="6" draw:name="Shape 8" draw:style-name="gr5" draw:text-style-name="P1" svg:width="0.9106in" svg:height="0.1256in" svg:x="0.878in" svg:y="0.0417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table-cell/>
          <table:covered-table-cell table:style-name="ce5"/>
          <table:table-cell table:number-columns-repeated="2"/>
        </table:table-row>
        <table:table-row table:style-name="ro1">
          <table:table-cell table:number-columns-repeated="4"/>
          <table:covered-table-cell table:style-name="ce5"/>
          <table:table-cell/>
          <table:covered-table-cell table:style-name="ce5"/>
          <table:table-cell/>
          <table:covered-table-cell table:style-name="ce5">
            <draw:custom-shape draw:z-index="8" draw:name="Shape 10" draw:style-name="gr4" draw:text-style-name="P1" svg:width="1.2685in" svg:height="0.1047in" svg:x="0.8783in" svg:y="0.0941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table-cell table:number-columns-repeated="2"/>
        </table:table-row>
        <table:table-row table:style-name="ro1">
          <table:table-cell table:number-columns-repeated="4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8"/>
          <table:table-cell table:style-name="ce7" office:value-type="string" calcext:value-type="string">
            <text:p>this will effect both y1 and y2 because m2 decides temp as well as flow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8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ow if we connect y2 to m1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1">
          <table:table-cell/>
          <table:table-cell office:value-type="string" calcext:value-type="string">
            <text:p>same thing will happen</text:p>
          </table:table-cell>
          <table:table-cell table:number-columns-repeated="6"/>
          <table:table-cell table:style-name="ce8"/>
          <table:table-cell table:number-columns-repeated="2"/>
        </table:table-row>
      </table:table>
      <table:table table:name="10 march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table:formula="of:=110+273.15" office:value-type="float" office:value="383.15" calcext:value-type="float">
            <text:p>383.15</text:p>
          </table:table-cell>
          <table:table-cell/>
          <table:table-cell office:value-type="string" calcext:value-type="string">
            <text:p>m1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table:formula="of:=50+273.15" office:value-type="float" office:value="323.15" calcext:value-type="float">
            <text:p>323.15</text:p>
          </table:table-cell>
          <table:table-cell/>
          <table:table-cell office:value-type="string" calcext:value-type="string">
            <text:p>m2 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k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21</text:p>
          </table:table-cell>
          <table:table-cell table:style-name="ce19" table:formula="of:=[.F3]*([.C2]-[.C3])/([.F2]+[.F3])^2" office:value-type="percentage" office:value="0.0244897959183673" calcext:value-type="percentage">
            <text:p>2.4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22</text:p>
          </table:table-cell>
          <table:table-cell table:style-name="ce19" table:formula="of:=[.F2]*(-[.C2]+[.C3])/([.F2]+[.F3])^2" office:value-type="percentage" office:value="-0.0612244897959184" calcext:value-type="percentage">
            <text:p>-6.12%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su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r lambda</text:p>
          </table:table-cell>
          <table:table-cell table:style-name="ce17" table:formula="of:=[.C5]*[.F6]/([.C5]*[.F6]-[.C6]*[.F5])" office:value-type="float" office:value="0.714285714285714" calcext:value-type="float">
            <text:p>0.714285714285714</text:p>
          </table:table-cell>
          <table:table-cell table:style-name="ce20" table:formula="of:=-[.F5]*[.C6]/([.C5]*[.F6]-[.F5]*[.C6])" office:value-type="float" office:value="0.285714285714286" calcext:value-type="float">
            <text:p>0.285714285714286</text:p>
          </table:table-cell>
          <table:table-cell/>
          <table:table-cell table:formula="of:=[.E8]+[.F8]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8" table:formula="of:=[.F8]" office:value-type="float" office:value="0.285714285714286" calcext:value-type="float">
            <text:p>0.285714285714286</text:p>
          </table:table-cell>
          <table:table-cell table:style-name="ce21" table:formula="of:=[.E8]" office:value-type="float" office:value="0.714285714285714" calcext:value-type="float">
            <text:p>0.714285714285714</text:p>
          </table:table-cell>
          <table:table-cell/>
          <table:table-cell table:formula="of:=[.E9]+[.F9]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example,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.8" calcext:value-type="float">
            <text:p>12.8</text:p>
          </table:table-cell>
          <table:table-cell office:value-type="float" office:value="-18.8" calcext:value-type="float">
            <text:p>-18.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.6" calcext:value-type="float">
            <text:p>6.6</text:p>
          </table:table-cell>
          <table:table-cell office:value-type="float" office:value="-19.04" calcext:value-type="float">
            <text:p>-19.0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float" office:value="12.8" calcext:value-type="float">
            <text:p>12.8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-18.8" calcext:value-type="float">
            <text:p>-18.8</text:p>
          </table:table-cell>
          <table:table-cell office:value-type="float" office:value="-19.04" calcext:value-type="float">
            <text:p>-19.0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number-matrix-columns-spanned="2" table:number-matrix-rows-spanned="2" table:formula="of:=MINVERSE([.E17:.F18])" office:value-type="float" office:value="0.159154741206366" calcext:value-type="float">
            <text:p>0.159154741206366</text:p>
          </table:table-cell>
          <table:table-cell office:value-type="float" office:value="0.0551691855022068" calcext:value-type="float">
            <text:p>0.0551691855022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-0.157148589006286" calcext:value-type="float">
            <text:p>-0.157148589006286</text:p>
          </table:table-cell>
          <table:table-cell office:value-type="float" office:value="-0.10699478400428" calcext:value-type="float">
            <text:p>-0.1069947840042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number-matrix-columns-spanned="2" table:number-matrix-rows-spanned="2" table:formula="of:=MMULT([.E14:.F15];[.E20:.F21])" office:value-type="float" office:value="4.99157416075966" calcext:value-type="float">
            <text:p>4.99157416075966</text:p>
          </table:table-cell>
          <table:table-cell office:value-type="float" office:value="2.71766751370871" calcext:value-type="float">
            <text:p>2.717667513708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0425304266417" calcext:value-type="float">
            <text:p>4.0425304266417</text:p>
          </table:table-cell>
          <table:table-cell office:value-type="float" office:value="2.40129731175605" calcext:value-type="float">
            <text:p>2.401297311756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4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09:19:08.3688271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08:46:57.298804711</meta:creation-date>
    <dc:date>2025-03-10T10:28:57.162320317</dc:date>
    <meta:editing-duration>PT1H35M36S</meta:editing-duration>
    <meta:editing-cycles>3</meta:editing-cycles>
    <meta:generator>LibreOffice/24.2.7.2$Linux_X86_64 LibreOffice_project/420$Build-2</meta:generator>
    <meta:document-statistic meta:table-count="2" meta:cell-count="81" meta:object-count="10"/>
  </office:meta>
</office:document-meta>
</file>